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4pt" fo:language="en" fo:country="US" fo:font-weight="bold" style:font-size-asian="14pt" style:font-weight-asian="bold"/>
    </style:style>
    <style:style style:name="P2" style:family="paragraph" style:parent-style-name="Standard">
      <style:paragraph-properties fo:break-before="page"/>
      <style:text-properties fo:font-size="16pt" fo:language="en" fo:country="US" fo:font-weight="bold" style:font-size-asian="16pt" style:font-weight-asian="bold"/>
    </style:style>
    <style:style style:name="P3" style:family="paragraph" style:parent-style-name="Standard">
      <style:paragraph-properties fo:margin-top="0.0693in" fo:margin-bottom="0.0693in" fo:line-height="100%"/>
    </style:style>
    <style:style style:name="P4" style:family="paragraph" style:parent-style-name="Standard">
      <style:paragraph-properties fo:margin-top="0in" fo:margin-bottom="0in"/>
      <style:text-properties fo:font-size="12pt" fo:language="en" fo:country="US" fo:font-weight="bold" style:font-size-asian="12pt" style:font-weight-asian="bold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/>
      <style:text-properties style:font-name="Courier New" fo:language="en" fo:country="US"/>
    </style:style>
    <style:style style:name="P7" style:family="paragraph" style:parent-style-name="Standard">
      <style:paragraph-properties fo:margin-top="0in" fo:margin-bottom="0in" fo:line-height="100%"/>
      <style:text-properties style:font-name="Courier New" fo:font-size="12pt" fo:language="en" fo:country="US" style:font-size-asian="12pt"/>
    </style:style>
    <style:style style:name="P8" style:family="paragraph" style:parent-style-name="Standard">
      <style:paragraph-properties fo:margin-top="0in" fo:margin-bottom="0in" fo:line-height="100%"/>
      <style:text-properties style:font-name="Courier New" fo:font-size="9pt" fo:language="en" fo:country="US" style:font-size-asian="9pt"/>
    </style:style>
    <style:style style:name="P9" style:family="paragraph" style:parent-style-name="Standard">
      <style:paragraph-properties fo:margin-top="0in" fo:margin-bottom="0in" fo:line-height="100%"/>
      <style:text-properties fo:color="#0070c0" fo:font-size="12pt" fo:language="en" fo:country="US" style:font-size-asian="12pt"/>
    </style:style>
    <style:style style:name="P10" style:family="paragraph" style:parent-style-name="Standard">
      <style:text-properties fo:font-size="12pt" fo:language="en" fo:country="US" style:font-size-asian="12pt"/>
    </style:style>
    <style:style style:name="P11" style:family="paragraph" style:parent-style-name="Standard">
      <style:text-properties fo:font-size="12pt" fo:language="en" fo:country="US" fo:font-weight="bold" style:font-size-asian="12pt" style:font-weight-asian="bold"/>
    </style:style>
    <style:style style:name="P12" style:family="paragraph" style:parent-style-name="Standard">
      <style:text-properties fo:font-size="16pt" fo:language="en" fo:country="US" fo:font-weight="bold" style:font-size-asian="16pt" style:font-weight-asian="bold"/>
    </style:style>
    <style:style style:name="P13" style:family="paragraph" style:parent-style-name="Standard">
      <style:text-properties fo:color="#c00000" fo:font-size="12pt" fo:language="en" fo:country="US" fo:font-weight="bold" style:font-size-asian="12pt" style:font-weight-asian="bold"/>
    </style:style>
    <style:style style:name="P14" style:family="paragraph" style:parent-style-name="Standard">
      <style:paragraph-properties fo:margin-top="0.1665in" fo:margin-bottom="0in"/>
    </style:style>
    <style:style style:name="P15" style:family="paragraph" style:parent-style-name="Standard">
      <style:paragraph-properties fo:margin-top="0.1665in" fo:margin-bottom="0in"/>
      <style:text-properties fo:font-size="12pt" fo:language="en" fo:country="US" style:font-size-asian="12pt"/>
    </style:style>
    <style:style style:name="P16" style:family="paragraph" style:parent-style-name="Standard" style:master-page-name="MP0">
      <style:paragraph-properties style:page-number="auto" fo:break-before="page"/>
      <style:text-properties fo:font-size="18pt" fo:language="en" fo:country="US" fo:font-weight="bold" style:font-size-asian="18pt" style:font-weight-asian="bold"/>
    </style:style>
    <style:style style:name="P17" style:family="paragraph" style:parent-style-name="Standard">
      <style:text-properties fo:font-size="12pt" fo:language="en" fo:country="US" style:font-size-asian="12pt"/>
    </style:style>
    <style:style style:name="P18" style:family="paragraph" style:parent-style-name="Standard" style:list-style-name="L6">
      <style:paragraph-properties fo:margin-top="0.0693in" fo:margin-bottom="0.0693in" fo:line-height="100%"/>
    </style:style>
    <style:style style:name="P19" style:family="paragraph" style:parent-style-name="Listenabsatz" style:list-style-name="L2"/>
    <style:style style:name="P20" style:family="paragraph" style:parent-style-name="Listenabsatz" style:list-style-name="L3"/>
    <style:style style:name="P21" style:family="paragraph" style:parent-style-name="Listenabsatz" style:list-style-name="L3">
      <style:text-properties fo:font-size="12pt" fo:language="en" fo:country="US" style:font-size-asian="12pt"/>
    </style:style>
    <style:style style:name="P22" style:family="paragraph" style:parent-style-name="Listenabsatz" style:list-style-name="L5">
      <style:text-properties fo:font-size="12pt" fo:language="en" fo:country="US" style:font-size-asian="12pt"/>
    </style:style>
    <style:style style:name="P23" style:family="paragraph" style:parent-style-name="Listenabsatz" style:list-style-name="L4"/>
    <style:style style:name="P24" style:family="paragraph" style:parent-style-name="Listenabsatz" style:list-style-name="L5"/>
    <style:style style:name="P25" style:family="paragraph" style:parent-style-name="Listenabsatz" style:list-style-name="L4">
      <style:paragraph-properties fo:margin-left="0.4484in" fo:margin-right="0in" fo:text-indent="-0.4484in" style:auto-text-indent="false">
        <style:tab-stops/>
      </style:paragraph-properties>
      <style:text-properties fo:font-size="14pt" fo:language="en" fo:country="US" fo:font-weight="bold" style:font-size-asian="14pt" style:font-weight-asian="bold"/>
    </style:style>
    <style:style style:name="P26" style:family="paragraph" style:parent-style-name="Listenabsatz">
      <style:paragraph-properties fo:margin-left="0in" fo:margin-right="0in" fo:text-indent="0in" style:auto-text-indent="false"/>
    </style:style>
    <style:style style:name="P27" style:family="paragraph" style:parent-style-name="Listenabsatz" style:list-style-name="L1">
      <style:paragraph-properties fo:margin-left="0.0291in" fo:margin-right="0in" fo:text-indent="-0.4484in" style:auto-text-indent="false">
        <style:tab-stops/>
      </style:paragraph-properties>
      <style:text-properties fo:font-size="14pt" fo:language="en" fo:country="US" fo:font-weight="bold" style:font-size-asian="14pt" style:font-weight-asian="bold"/>
    </style:style>
    <style:style style:name="P28" style:family="paragraph" style:parent-style-name="Listenabsatz" style:list-style-name="L2">
      <style:paragraph-properties fo:margin-left="-0.2035in" fo:margin-right="0in" fo:text-indent="0.5091in" style:auto-text-indent="false" fo:break-before="page">
        <style:tab-stops/>
      </style:paragraph-properties>
    </style:style>
    <style:style style:name="P29" style:family="paragraph" style:parent-style-name="Listenabsatz">
      <style:paragraph-properties fo:margin-left="0in" fo:margin-right="0in" fo:text-indent="-0.0291in" style:auto-text-indent="false">
        <style:tab-stops/>
      </style:paragraph-properties>
    </style:style>
    <style:style style:name="T1" style:family="text">
      <style:text-properties fo:font-size="12pt" fo:language="en" fo:country="US" style:font-size-asian="12pt"/>
    </style:style>
    <style:style style:name="T2" style:family="text">
      <style:text-properties fo:font-size="12pt" fo:language="en" fo:country="US" fo:font-weight="bold" style:font-size-asian="12pt" style:font-weight-asian="bold"/>
    </style:style>
    <style:style style:name="T3" style:family="text">
      <style:text-properties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/>
    </style:style>
    <style:style style:name="T4" style:family="text">
      <style:text-properties fo:font-size="12pt" fo:language="en" fo:country="US" fo:font-style="italic" style:font-size-asian="12pt" style:font-style-asian="italic"/>
    </style:style>
    <style:style style:name="T5" style:family="text">
      <style:text-properties fo:font-size="12pt" fo:language="en" fo:country="US" fo:font-style="italic" fo:font-weight="bold" style:font-size-asian="12pt" style:font-style-asian="italic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color="#0070c0" fo:language="en" fo:country="US"/>
    </style:style>
    <style:style style:name="T10" style:family="text">
      <style:text-properties fo:color="#0070c0" fo:font-size="12pt" fo:language="en" fo:country="US" fo:font-weight="bold" style:font-size-asian="12pt" style:font-weight-asian="bold"/>
    </style:style>
    <style:style style:name="T11" style:family="text">
      <style:text-properties fo:color="#0070c0" fo:font-size="12pt" fo:language="en" fo:country="US" style:font-size-asian="12pt"/>
    </style:style>
    <style:style style:name="T12" style:family="text">
      <style:text-properties fo:color="#0070c0" style:font-name="Courier New" fo:font-size="9pt" fo:language="en" fo:country="US" style:font-size-asian="9pt"/>
    </style:style>
    <style:style style:name="T13" style:family="text">
      <style:text-properties style:font-name="Courier New" fo:language="en" fo:country="US"/>
    </style:style>
    <style:style style:name="T14" style:family="text">
      <style:text-properties style:font-name="Courier New" fo:language="en" fo:country="US" fo:font-style="italic" style:font-style-asian="italic" style:font-name-complex="Courier New"/>
    </style:style>
    <style:style style:name="T15" style:family="text">
      <style:text-properties style:font-name="Courier New" fo:font-size="9pt" fo:language="en" fo:country="US" style:font-size-asian="9pt"/>
    </style:style>
    <style:style style:name="T16" style:family="text">
      <style:text-properties style:font-name="Courier New" fo:font-size="9pt" fo:language="es" fo:country="ES" style:font-size-asian="9pt"/>
    </style:style>
    <style:style style:name="T17" style:family="text">
      <style:text-properties fo:color="#c00000" fo:font-size="12pt" fo:language="en" fo:country="US" fo:font-weight="bold" style:font-size-asian="12pt" style:font-weight-asian="bold"/>
    </style:style>
    <style:style style:name="T18" style:family="text">
      <style:text-properties fo:font-size="14pt" fo:language="en" fo:country="US" fo:font-weight="bold" style:font-size-asian="14pt" style:font-weight-asian="bold"/>
    </style:style>
    <style:style style:name="T19" style:family="text">
      <style:text-properties fo:color="#0099ff" fo:background-color="transparent"/>
    </style:style>
    <text:list-style style:name="L1">
      <text:list-level-style-number text:level="1" style:num-suffix=".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_5f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7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WW_5f_CharLFO11LVL1" style:num-suffix="." style:num-format="1">
        <style:list-level-properties text:space-before="0.25in" text:min-label-width="0.25in"/>
      </text:list-level-style-number>
      <text:list-level-style-bullet text:level="2" text:style-name="WW_5f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5f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5f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5f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5f_CharLFO1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otes on KPP_FOR_PALM</text:p>
      <text:p text:style-name="P26"><text:span text:style-name="T18">1. Introduction </text:span></text:p>
      <text:p text:style-name="Standard"><text:span text:style-name="Absatz-Standardschriftart"><text:span text:style-name="T1">KPP_FOR_PALM</text:span></text:span><text:span text:style-name="Absatz-Standardschriftart"><text:span text:style-name="T1"> creates the file </text:span></text:span><text:span text:style-name="Absatz-Standardschriftart"><text:span text:style-name="T2">kchem_kpp.f90</text:span></text:span><text:span text:style-name="Absatz-Standardschriftart"><text:span text:style-name="T1"> where the chemistry rate equations are solved. </text:span></text:span></text:p>
      <text:p text:style-name="P3"><text:span text:style-name="Absatz-Standardschriftart"><text:span text:style-name="T1">KPP_FOR_PALM</text:span></text:span><text:span text:style-name="Absatz-Standardschriftart"><text:span text:style-name="T1"> is based on the original unchanged </text:span></text:span><text:span text:style-name="Absatz-Standardschriftart"><text:span text:style-name="T1">Kin</text:span></text:span><text:span text:style-name="Absatz-Standardschriftart"><text:span text:style-name="T1">etic PreProcessor </text:span></text:span><text:span text:style-name="Absatz-Standardschriftart"><text:span text:style-name="T1">KPP, </text:span></text:span><text:span text:style-name="Absatz-Standardschriftart"><text:span text:style-name="T1">Release 2.2.3 (kpp-2.2.3.tar.gz</text:span></text:span><text:span text:style-name="Absatz-Standardschriftart"><text:span text:style-name="T1">) from November 2012</text:span></text:span><text:span text:style-name="Absatz-Standardschriftart"><text:span text:style-name="T1"> (</text:span></text:span><text:a xlink:type="simple" xlink:href="http://people.cs.vt.edu/asandu/Software/Kpp/" office:target-frame-name="_top" xlink:show="replace"><text:span text:style-name="Hyperlink"><text:span text:style-name="T1">http://people.cs.vt.edu/asandu/Software/Kpp/</text:span></text:span></text:a><text:span text:style-name="Absatz-Standardschriftart"><text:span text:style-name="T6">)</text:span></text:span><text:span text:style-name="Absatz-Standardschriftart"><text:span text:style-name="T1">. </text:span></text:span><text:span text:style-name="Absatz-Standardschriftart"><text:span text:style-name="T1">KPP create code for a box model. This code is converted to subroutines for PALM by an interface named kp4. </text:span></text:span><text:span text:style-name="Absatz-Standardschriftart"><text:span text:style-name="T1">The </text:span></text:span><text:span text:style-name="Absatz-Standardschriftart"><text:span text:style-name="T1">first version of this</text:span></text:span><text:span text:style-name="Absatz-Standardschriftart"><text:span text:style-name="T1"> </text:span></text:span><text:span text:style-name="Absatz-Standardschriftart"><text:span text:style-name="T1">interface to Palm, kp4, was created by Klaus Ketelsen in </text:span></text:span><text:span text:style-name="Absatz-Standardschriftart"><text:span text:style-name="T1">November 2016 (on the basis of his previous development of </text:span></text:span><text:span text:style-name="Absatz-Standardschriftart"><text:span text:style-name="T1">the handling of KPP in MESSy). </text:span></text:span></text:p>
      <text:p text:style-name="P3"><text:span text:style-name="Absatz-Standardschriftart"><text:span text:style-name="T3">Note that the FLEX library is required for KPP_FOR_PALM<text:line-break/></text:span></text:span></text:p>
      <text:p text:style-name="P29"><text:span text:style-name="T18">2. KPP_FOR_PALM directory</text:span></text:p>
      <text:p text:style-name="Standard"><text:span text:style-name="Absatz-Standardschriftart"><text:span text:style-name="T2">Location:</text:span></text:span><text:span text:style-name="Absatz-Standardschriftart"><text:span text:style-name="T1"> </text:span></text:span><text:span text:style-name="Absatz-Standardschriftart"><text:span text:style-name="T1">T</text:span></text:span><text:span text:style-name="Absatz-Standardschriftart"><text:span text:style-name="T1">he </text:span></text:span><text:span text:style-name="Absatz-Standardschriftart"><text:span text:style-name="T1">KPP_FOR_PALM directory</text:span></text:span><text:span text:style-name="Absatz-Standardschriftart"><text:span text:style-name="T1"> is located in the same directory as SOURCE, SCRIPTS, UTIL etc. (usually the trunk directory).</text:span></text:span></text:p>
      <text:p text:style-name="P4">Main contents:</text:p>
      <text:list xml:id="list2159387916" text:style-name="L2">
        <text:list-item>
          <text:p text:style-name="P19"><text:span text:style-name="Absatz-Standardschriftart"><text:span text:style-name="T1">Directory </text:span></text:span><text:span text:style-name="Absatz-Standardschriftart"><text:span text:style-name="T2">kp4</text:span></text:span><text:span text:style-name="Absatz-Standardschriftart"><text:span text:style-name="T2"> </text:span></text:span><text:span text:style-name="Absatz-Standardschriftart"><text:span text:style-name="T1">(interface </text:span></text:span><text:span text:style-name="Absatz-Standardschriftart"><text:span text:style-name="T1">for converting KPP output into PALM subroutines)</text:span></text:span></text:p>
        </text:list-item>
        <text:list-item>
          <text:p text:style-name="P19"><text:span text:style-name="Absatz-Standardschriftart"><text:span text:style-name="T1">Directory </text:span></text:span><text:span text:style-name="Absatz-Standardschriftart"><text:span text:style-name="T2">kpp</text:span></text:span><text:span text:style-name="Absatz-Standardschriftart"><text:span text:style-name="T2"> </text:span></text:span><text:span text:style-name="Absatz-Standardschriftart"><text:span text:style-name="T1">(</text:span></text:span><text:span text:style-name="Absatz-Standardschriftart"><text:span text:style-name="T1">preprocessor creating code [Fortran in our case]</text:span></text:span><text:span text:style-name="Absatz-Standardschriftart"><text:span text:style-name="T1"> from a list with chemical reactions</text:span></text:span><text:span text:style-name="Absatz-Standardschriftart"><text:span text:style-name="T1">)</text:span></text:span></text:p>
        </text:list-item>
        <text:list-item>
          <text:p text:style-name="P19"><text:span text:style-name="Absatz-Standardschriftart"><text:span text:style-name="T1">S</text:span></text:span><text:span text:style-name="Absatz-Standardschriftart"><text:span text:style-name="T1">cript </text:span></text:span><text:span text:style-name="Absatz-Standardschriftart"><text:span text:style-name="T2">run_kp4.ksh</text:span></text:span><text:span text:style-name="Absatz-Standardschriftart"><text:span text:style-name="T2"> </text:span></text:span><text:span text:style-name="Absatz-Standardschriftart"><text:span text:style-name="T1">(</text:span></text:span><text:span text:style-name="Absatz-Standardschriftart"><text:span text:style-name="T1">script for running KPP and </text:span></text:span><text:span text:style-name="Absatz-Standardschriftart"><text:span text:style-name="T1">kp4</text:span></text:span><text:span text:style-name="Absatz-Standardschriftart"><text:span text:style-name="T1">)</text:span></text:span></text:p>
        </text:list-item>
      </text:list>
      <text:p text:style-name="Standard"><text:span text:style-name="Absatz-Standardschriftart"><text:span text:style-name="T1">Output is</text:span></text:span><text:span text:style-name="Absatz-Standardschriftart"><text:span text:style-name="T1"> the </text:span></text:span><text:span text:style-name="Absatz-Standardschriftart"><text:span text:style-name="T1">file </text:span></text:span><text:span text:style-name="Absatz-Standardschriftart"><text:span text:style-name="T2">kchem_kpp.f90</text:span></text:span><text:span text:style-name="Absatz-Standardschriftart"><text:span text:style-name="T2"> </text:span></text:span><text:span text:style-name="Absatz-Standardschriftart"><text:span text:style-name="T1">which contains F</text:span></text:span><text:span text:style-name="Absatz-Standardschriftart"><text:span text:style-name="T1">ortran code of the chemistry subroutines for a user defined chemical mec</text:span></text:span><text:span text:style-name="Absatz-Standardschriftart"><text:span text:style-name="T1">hanism</text:span></text:span><text:span text:style-name="Absatz-Standardschriftart"><text:span text:style-name="T1">. </text:span></text:span></text:p>
      <text:p text:style-name="Standard"><text:span text:style-name="Absatz-Standardschriftart"><text:span text:style-name="T6">The required input of kp4 and KPP are located in the directories KPP_FOR_PALM/kp4/def_</text:span></text:span><text:span text:style-name="Absatz-Standardschriftart"><text:span text:style-name="T7">MECH</text:span></text:span><text:span text:style-name="Absatz-Standardschriftart"><text:span text:style-name="T6">, where </text:span></text:span><text:span text:style-name="Absatz-Standardschriftart"><text:span text:style-name="T7">MECH</text:span></text:span><text:span text:style-name="Absatz-Standardschriftart"><text:span text:style-name="T6"> stands for the name of any mechanism.</text:span></text:span><text:span text:style-name="Absatz-Standardschriftart"><text:span text:style-name="T6"> A few sample</text:span></text:span><text:span text:style-name="Absatz-Standardschriftart"><text:span text:style-name="T6"> mechanisms </text:span></text:span><text:span text:style-name="Absatz-Standardschriftart"><text:span text:style-name="T6">are already supplied in KPP_FOR_PALM/kp4/ </text:span></text:span><text:span text:style-name="Absatz-Standardschriftart"><text:span text:style-name="T9">(more mechanisms will be added)</text:span></text:span><text:span text:style-name="Absatz-Standardschriftart"><text:span text:style-name="T6">.</text:span></text:span><text:span text:style-name="Absatz-Standardschriftart"><text:span text:style-name="T6"><text:line-break/>Each of these directories contain the files </text:span></text:span><text:span text:style-name="Absatz-Standardschriftart"><text:span text:style-name="T6">kchem_kpp.kpp</text:span></text:span><text:span text:style-name="Absatz-Standardschriftart"><text:span text:style-name="T6"> (cont</text:span></text:span><text:span text:style-name="Absatz-Standardschriftart"><text:span text:style-name="T6">aining some instructions for kp4</text:span></text:span><text:span text:style-name="Absatz-Standardschriftart"><text:span text:style-name="T6">, such as the output language</text:span></text:span><text:span text:style-name="Absatz-Standardschriftart"><text:span text:style-name="T6"> and dire</text:span></text:span><text:span text:style-name="Absatz-Standardschriftart"><text:span text:style-name="T6">ctives for the photolysis reactions), </text:span></text:span><text:span text:style-name="Absatz-Standardschriftart"><text:span text:style-name="T14">MECH</text:span></text:span><text:span text:style-name="Absatz-Standardschriftart"><text:span text:style-name="T6">.spc</text:span></text:span><text:span text:style-name="Absatz-Standardschriftart"><text:span text:style-name="T6"> (containing a list of the chemical species in KPP notation) and </text:span></text:span><text:span text:style-name="Absatz-Standardschriftart"><text:span text:style-name="T14">MECH</text:span></text:span><text:span text:style-name="Absatz-Standardschriftart"><text:span text:style-name="T6">.eqn</text:span></text:span><text:span text:style-name="Absatz-Standardschriftart"><text:span text:style-name="T6"> (containing a list of the chemical reactions in KPP notation). </text:span></text:span></text:p>
      <text:p text:style-name="Standard"><text:span text:style-name="Absatz-Standardschriftart"><text:span text:style-name="T2">The SOURCE directory contains already a kchem_kpp.f90 with matching initial values as a default</text:span></text:span><text:span text:style-name="Absatz-Standardschriftart"><text:span text:style-name="T17"> </text:span></text:span><text:span text:style-name="Absatz-Standardschriftart"><text:span text:style-name="T10">(I think we should make sure that </text:span></text:span><text:span text:style-name="Absatz-Standardschriftart"><text:span text:style-name="T10">this is the case). </text:span></text:span><text:span text:style-name="Absatz-Standardschriftart"><text:span text:style-name="T2">If someone w</text:span></text:span><text:span text:style-name="Absatz-Standardschriftart"><text:span text:style-name="T2">ants to </text:span></text:span><text:span text:style-name="Absatz-Standardschriftart"><text:span text:style-name="T2">switch to</text:span></text:span><text:span text:style-name="Absatz-Standardschriftart"><text:span text:style-name="T2"> another mechanism</text:span></text:span><text:span text:style-name="Absatz-Standardschriftart"><text:span text:style-name="T2"> </text:span></text:span><text:span text:style-name="Absatz-Standardschriftart"><text:span text:style-name="T2">KPP_for_PALM must be applied. </text:span></text:span></text:p>
      <text:list xml:id="list534806476" text:continue-numbering="true" text:style-name="L2">
        <text:list-header>
          <text:p text:style-name="P28"><text:span text:style-name="T18">3. How to apply KPP_FOR_PALM for available mechanisms</text:span></text:p>
        </text:list-header>
      </text:list>
      <text:p text:style-name="P10">Make sure that the FLEX library is installed</text:p>
      <text:list xml:id="list574103239" text:style-name="L3">
        <text:list-item>
          <text:p text:style-name="P21">Enter the KPP_FOR_PALM directory.</text:p>
        </text:list-item>
        <text:list-item>
          <text:p text:style-name="P20"><text:span text:style-name="Absatz-Standardschriftart"><text:span text:style-name="T1">Choose a mechanism</text:span></text:span><text:span text:style-name="Absatz-Standardschriftart"><text:span text:style-name="T1"> from the available </text:span></text:span><text:span text:style-name="Absatz-Standardschriftart"><text:span text:style-name="T1">sample of mechanisms </text:span></text:span><text:span text:style-name="Absatz-Standardschriftart"><text:span text:style-name="T11">(her</text:span></text:span><text:span text:style-name="Absatz-Standardschriftart"><text:span text:style-name="T11">e</text:span></text:span><text:span text:style-name="Absatz-Standardschriftart"><text:span text:style-name="T11"> we must still supply some sample mechanisms) </text:span></text:span><text:span text:style-name="Absatz-Standardschriftart"><text:span text:style-name="T1">which are available in the kp4 directory (subdirectories def_</text:span></text:span><text:span text:style-name="Absatz-Standardschriftart"><text:span text:style-name="T4">MECH</text:span></text:span><text:span text:style-name="Absatz-Standardschriftart"><text:span text:style-name="T4"> </text:span></text:span><text:span text:style-name="Absatz-Standardschriftart"><text:span text:style-name="T1">where</text:span></text:span><text:span text:style-name="Absatz-Standardschriftart"><text:span text:style-name="T4"> </text:span></text:span><text:span text:style-name="Absatz-Standardschriftart"><text:span text:style-name="T4">MECH</text:span></text:span><text:span text:style-name="Absatz-Standardschriftart"><text:span text:style-name="T4"> </text:span></text:span><text:span text:style-name="Absatz-Standardschriftart"><text:span text:style-name="T1">stands for any of the sample mechanisms).</text:span></text:span></text:p>
        </text:list-item>
        <text:list-item>
          <text:p text:style-name="P20"><text:span text:style-name="Absatz-Standardschriftart"><text:span text:style-name="T1">Run run_kp4.ksh:</text:span></text:span><text:span text:style-name="Absatz-Standardschriftart"><text:span text:style-name="T2"><text:line-break/></text:span></text:span><text:span text:style-name="Absatz-Standardschriftart"><text:span text:style-name="T2">run_kp4.ksh [ </text:span></text:span><text:span text:style-name="Absatz-Standardschriftart"><text:span text:style-name="T2">-</text:span></text:span><text:span text:style-name="Absatz-Standardschriftart"><text:span text:style-name="T2">m </text:span></text:span><text:span text:style-name="Absatz-Standardschriftart"><text:span text:style-name="T5">MECH</text:span></text:span><text:span text:style-name="Absatz-Standardschriftart"><text:span text:style-name="T2">]</text:span></text:span><text:span text:style-name="Absatz-Standardschriftart"><text:span text:style-name="T2"><text:line-break/></text:span></text:span><text:span text:style-name="Absatz-Standardschriftart"><text:span text:style-name="T1">-m </text:span></text:span><text:span text:style-name="Absatz-Standardschriftart"><text:span text:style-name="T4">MECH</text:span></text:span><text:span text:style-name="Absatz-Standardschriftart"><text:span text:style-name="T1"> is optional, if </text:span></text:span><text:span text:style-name="Absatz-Standardschriftart"><text:span text:style-name="T1">-</text:span></text:span><text:span text:style-name="Absatz-Standardschriftart"><text:span text:style-name="T1">m is not specified, the mechanism </text:span></text:span><text:span text:style-name="Absatz-Standardschriftart"><text:span text:style-name="T4">smog</text:span></text:span><text:span text:style-name="Absatz-Standardschriftart"><text:span text:style-name="T1"> will be used</text:span></text:span><text:span text:style-name="Absatz-Standardschriftart"><text:span text:style-name="T1"><text:line-break/>The </text:span></text:span><text:span text:style-name="Absatz-Standardschriftart"><text:span text:style-name="T1">newly created</text:span></text:span><text:span text:style-name="Absatz-Standardschriftart"><text:span text:style-name="T1"> kchem_kpp.f90 file is moved into the SOURCE directory. </text:span></text:span><text:span text:style-name="Absatz-Standardschriftart"><text:span text:style-name="T1">An eventually existing kchem_kpp.f90 in the SOURCE directory is moved to </text:span></text:span><text:span text:style-name="Absatz-Standardschriftart"><text:span text:style-name="T1">KPP_FOR_PALM</text:span></text:span><text:span text:style-name="Absatz-Standardschriftart"><text:span text:style-name="T1">/</text:span></text:span><text:span text:style-name="Absatz-Standardschriftart"><text:span text:style-name="T6"> </text:span></text:span><text:span text:style-name="Absatz-Standardschriftart"><text:span text:style-name="T1">kchem_kpp.f90</text:span></text:span><text:span text:style-name="Absatz-Standardschriftart"><text:span text:style-name="T1">.sav (will be overwritten by the next run of </text:span></text:span><text:span text:style-name="Absatz-Standardschriftart"><text:span text:style-name="T1">run_kp4.ksh</text:span></text:span><text:span text:style-name="Absatz-Standardschriftart"><text:span text:style-name="T1">). </text:span></text:span></text:p>
        </text:list-item>
        <text:list-item>
          <text:p text:style-name="P21">Currently, it is still necessary to adapt e.g. the subroutine set_const_initial_values manually to the mechanism <text:span text:style-name="T19">– this still needs to be replaced by a more automatic procedure-</text:span> <text:line-break/></text:p>
        </text:list-item>
      </text:list>
      <text:list xml:id="list934673990" text:style-name="L1">
        <text:list-header>
          <text:p text:style-name="P27">4. How to apply KPP_FOR_PALM for a new mechanism</text:p>
        </text:list-header>
      </text:list>
      <text:p text:style-name="Standard"><text:span text:style-name="Absatz-Standardschriftart"><text:span text:style-name="T1">If </text:span></text:span><text:span text:style-name="Absatz-Standardschriftart"><text:span text:style-name="T1">you are not familiar with KPP, </text:span></text:span><text:span text:style-name="Absatz-Standardschriftart"><text:span text:style-name="T1">read the KPP documentation</text:span></text:span><text:span text:style-name="Absatz-Standardschriftart"><text:span text:style-name="T1"> and have a look into the files in the existing def_</text:span></text:span><text:span text:style-name="Absatz-Standardschriftart"><text:span text:style-name="T4">MECH</text:span></text:span><text:span text:style-name="Absatz-Standardschriftart"><text:span text:style-name="T1"> directories. </text:span></text:span></text:p>
      <text:list xml:id="list62470424" text:style-name="L4">
        <text:list-item>
          <text:p text:style-name="P23"><text:span text:style-name="Absatz-Standardschriftart"><text:span text:style-name="T1">Put your new MECH.spc and MECH.eqn into a new </text:span></text:span><text:span text:style-name="Absatz-Standardschriftart"><text:span text:style-name="T6">KPP_FOR_PALM/kp4/def_</text:span></text:span><text:span text:style-name="Absatz-Standardschriftart"><text:span text:style-name="T7">MECH</text:span></text:span><text:span text:style-name="Absatz-Standardschriftart"><text:span text:style-name="T7"> </text:span></text:span><text:span text:style-name="Absatz-Standardschriftart"><text:span text:style-name="T1">that you have created before.</text:span></text:span><text:span text:style-name="Absatz-Standardschriftart"><text:span text:style-name="T1"> Photolysis frequencies must be named according to the following examples: </text:span></text:span><text:span text:style-name="Absatz-Standardschriftart"><text:span text:style-name="T1">phot(j_no2)</text:span></text:span><text:span text:style-name="Absatz-Standardschriftart"><text:span text:style-name="T1">, phot(j_hcho</text:span></text:span><text:span text:style-name="Absatz-Standardschriftart"><text:span text:style-name="T1">)</text:span></text:span><text:span text:style-name="Absatz-Standardschriftart"><text:span text:style-name="T1">, phot(j_o3</text:span></text:span><text:span text:style-name="Absatz-Standardschriftart"><text:span text:style-name="T1">)</text:span></text:span></text:p>
        </text:list-item>
        <text:list-item>
          <text:p text:style-name="P23"><text:span text:style-name="Absatz-Standardschriftart"><text:span text:style-name="T1">Copy a kchem_kpp.kpp into the directory and adapt it:</text:span></text:span><text:span text:style-name="Absatz-Standardschriftart"><text:span text:style-name="T6"> </text:span></text:span></text:p>
        </text:list-item>
      </text:list>
      <text:list xml:id="list1816106831" text:style-name="L5">
        <text:list-item>
          <text:list>
            <text:list-item>
              <text:p text:style-name="P22">adapt the name of the mechanism in the two #include statements</text:p>
            </text:list-item>
            <text:list-item>
              <text:p text:style-name="P22">adapt the number of photolysis frequencies NPHO</text:p>
            </text:list-item>
            <text:list-item>
              <text:p text:style-name="P24"><text:span text:style-name="Absatz-Standardschriftart"><text:span text:style-name="T1">adapt/extend the indices in the INTEGER, PARAMETER,PUBLIC statement <text:s text:c="12"/><text:line-break/></text:span></text:span><text:soft-page-break/><text:span text:style-name="Absatz-Standardschriftart"><text:span text:style-name="T11">In a later stage (whe</text:span></text:span><text:span text:style-name="Absatz-Standardschriftart"><text:span text:style-name="T11">n I either l</text:span></text:span><text:span text:style-name="Absatz-Standardschriftart"><text:span text:style-name="T11">earned enough c++ or got</text:span></text:span><text:span text:style-name="Absatz-Standardschriftart"><text:span text:style-name="T11"> some help) the photolysis frequencies </text:span></text:span><text:span text:style-name="Absatz-Standardschriftart"><text:span text:style-name="T11">will be identified automatically by kp4 and NPHO and the steps b. and</text:span></text:span><text:span text:style-name="Absatz-Standardschriftart"><text:span text:style-name="T11"> c. </text:span></text:span><text:span text:style-name="Absatz-Standardschriftart"><text:span text:style-name="T11">will not be required any more.</text:span></text:span></text:p>
            </text:list-item>
            <text:list-item>
              <text:p text:style-name="P24"><text:span text:style-name="Absatz-Standardschriftart"><text:span text:style-name="T1">adapt/extend PHOT_NAMES: Note that the order of PHOT_NA</text:span></text:span><text:span text:style-name="Absatz-Standardschriftart"><text:span text:style-name="T1">MES and the indices must match.</text:span></text:span><text:span text:style-name="Absatz-Standardschriftart"><text:span text:style-name="T1"><text:line-break/></text:span></text:span><text:span text:style-name="Absatz-Standardschriftart"><text:span text:style-name="T11">I</text:span></text:span><text:span text:style-name="Absatz-Standardschriftart"><text:span text:style-name="T11">n the final stage, the photolysis routines should be able to supply photolysis frequencies – and PHOT_NAMES accordingly – for most of the mechanism</text:span></text:span><text:span text:style-name="Absatz-Standardschriftart"><text:span text:style-name="T11">s</text:span></text:span><text:span text:style-name="Absatz-Standardschriftart"><text:span text:style-name="T11">. </text:span></text:span><text:span text:style-name="Absatz-Standardschriftart"><text:span text:style-name="T11"><text:line-break/></text:span></text:span><text:span text:style-name="Absatz-Standardschriftart"><text:span text:style-name="T11">Currently, the </text:span></text:span><text:span text:style-name="Absatz-Standardschriftart"><text:span text:style-name="T11">number of </text:span></text:span><text:span text:style-name="Absatz-Standardschriftart"><text:span text:style-name="T11">available </text:span></text:span><text:span text:style-name="Absatz-Standardschriftart"><text:span text:style-name="T11">photolysis frequencies and the array with their names </text:span></text:span><text:span text:style-name="Absatz-Standardschriftart"><text:span text:style-name="T11">PHOT_NAMES (in SOURCE/kchem_photolysis.f90) </text:span></text:span><text:span text:style-name="Absatz-Standardschriftart"><text:span text:style-name="T11">still need to be extended. </text:span></text:span></text:p>
            </text:list-item>
          </text:list>
        </text:list-item>
      </text:list>
      <text:p text:style-name="P10"/>
      <text:p text:style-name="P1"/>
      <text:list xml:id="list2107791095" text:style-name="L4">
        <text:list-item>
          <text:p text:style-name="P25">Documentation</text:p>
        </text:list-item>
      </text:list>
      <text:p text:style-name="Standard"><text:span text:style-name="Absatz-Standardschriftart"><text:span text:style-name="T1">A local copy of the</text:span></text:span><text:span text:style-name="Absatz-Standardschriftart"><text:span text:style-name="T1"> official</text:span></text:span><text:span text:style-name="Absatz-Standardschriftart"><text:span text:style-name="T1"> documentation of KPP i</text:span></text:span><text:span text:style-name="Absatz-Standardschriftart"><text:span text:style-name="T1">s found in KPP_FOR_PALM/kpp/doc/</text:span></text:span><text:span text:style-name="Absatz-Standardschriftart"><text:span text:style-name="T6"> </text:span></text:span><text:span text:style-name="Absatz-Standardschriftart"><text:span text:style-name="T1">kpp_UserManual.pdf</text:span></text:span><text:span text:style-name="Absatz-Standardschriftart"><text:span text:style-name="T1">. </text:span></text:span></text:p>
      <text:p text:style-name="P14"><text:span text:style-name="Absatz-Standardschriftart"><text:span text:style-name="T1">A</text:span></text:span><text:span text:style-name="Absatz-Standardschriftart"><text:span text:style-name="T1"> </text:span></text:span><text:span text:style-name="Absatz-Standardschriftart"><text:span text:style-name="T1">brief documentation of kp4 is </text:span></text:span><text:span text:style-name="Absatz-Standardschriftart"><text:span text:style-name="T1">given</text:span></text:span><text:span text:style-name="Absatz-Standardschriftart"><text:span text:style-name="T1"> in </text:span></text:span><text:span text:style-name="Absatz-Standardschriftart"><text:span text:style-name="T1">KPP_FOR_PALM</text:span></text:span><text:span text:style-name="Absatz-Standardschriftart"><text:span text:style-name="T1">/</text:span></text:span><text:span text:style-name="Absatz-Standardschriftart"><text:span text:style-name="T6"> </text:span></text:span><text:span text:style-name="Absatz-Standardschriftart"><text:span text:style-name="T1">kp4/doc/MESSy_in_PALM.pdf </text:span></text:span></text:p>
      <text:p text:style-name="P15">Further references: </text:p>
      <text:list xml:id="list1093242390" text:style-name="L6">
        <text:list-item>
          <text:p text:style-name="P18"><text:a xlink:type="simple" xlink:href="http://people.cs.vt.edu/asandu/Software/Kpp/" office:target-frame-name="_top" xlink:show="replace"><text:span text:style-name="Hyperlink"><text:span text:style-name="T1">http://people.cs.vt.edu/asandu/Software/Kpp/</text:span></text:span></text:a></text:p>
        </text:list-item>
        <text:list-item>
          <text:p text:style-name="P18"><text:span text:style-name="Absatz-Standardschriftart"><text:span text:style-name="T6">A. Sandu and R. Sander. </text:span></text:span><text:a xlink:type="simple" xlink:href="http://www.atmos-chem-phys.org/acp/6/187/" office:target-frame-name="_top" xlink:show="replace"><text:span text:style-name="Hyperlink"><text:span text:style-name="T8">``Technical Note: Simulating chemical systems in Fortran90 and Matlab with the kinetic preprocessor KPP-2.1''</text:span></text:span></text:a><text:span text:style-name="Absatz-Standardschriftart"><text:span text:style-name="T6">, Atmospheric Chemistry and Physics, Vol. 6, p. 187-195, (2006). </text:span></text:span></text:p>
        </text:list-item>
        <text:list-item>
          <text:p text:style-name="P18"><text:span text:style-name="Absatz-Standardschriftart"><text:span text:style-name="T6">V. Damian, A. Sandu, M. Damian, F. Potra, and G.R. Carmichael: </text:span></text:span><text:span text:style-name="Absatz-Standardschriftart"><text:span text:style-name="T8">``The Kinetic PreProcessor KPP -- A Software Environment for Solving Chemical Kinetics''</text:span></text:span><text:span text:style-name="Absatz-Standardschriftart"><text:span text:style-name="T6">, Computers and Chemical Engineering, Vol. 26, No. 11, p. 1567-1579, 2002. </text:span></text:span></text:p>
        </text:list-item>
      </text:list>
      <text:p text:style-name="P2"/>
      <text:p text:style-name="P12">Additional notes (background information about KPP and kp4)</text:p>
      <text:p text:style-name="P11">1. <text:s/>How to add or modify expressions for rates</text:p>
      <text:p text:style-name="P10">A sample of rate laws are given in kpp/util/UserRateLaws.f90 (which is one of the ‘auxiliary files’ mentioned in the kpp documentation).</text:p>
      <text:p text:style-name="P10">Further rate laws may be added in this file, e.g. </text:p>
      <text:p text:style-name="P5"><text:span text:style-name="Absatz-Standardschriftart"><text:span text:style-name="T6"><text:s text:c="6"/></text:span></text:span><text:span text:style-name="Absatz-Standardschriftart"><text:span text:style-name="T13">REAL(kind=dp) FUNCTION ARR2( A0,B0, TEMP )</text:span></text:span></text:p>
      <text:p text:style-name="P6"><text:s text:c="6"/>REAL(kind=dp) :: TEMP</text:p>
      <text:p text:style-name="P6"><text:s text:c="6"/>REAL(kind=dp) A0,B0</text:p>
      <text:p text:style-name="P6"><text:s text:c="6"/>ARR2 = A0 * EXP( -B0 /TEMP )</text:p>
      <text:p text:style-name="P5"><text:span text:style-name="Absatz-Standardschriftart"><text:span text:style-name="T13"><text:s text:c="3"/>END FUNCTION ARR2</text:span></text:span></text:p>
      <text:p text:style-name="P7"/>
      <text:p text:style-name="P5"><text:span text:style-name="Absatz-Standardschriftart"><text:span text:style-name="T1">In order to make kp4 include ARR2 into kchem_kpp.f90, </text:span></text:span><text:span text:style-name="Absatz-Standardschriftart"><text:span text:style-name="T1">edit kp4/bin/kp4.ksh. </text:span></text:span><text:span text:style-name="Absatz-Standardschriftart"><text:span text:style-name="T1"><text:line-break/></text:span></text:span><text:span text:style-name="Absatz-Standardschriftart"><text:span text:style-name="T1">Add ARR2 to the line</text:span></text:span><text:span text:style-name="Absatz-Standardschriftart"><text:span text:style-name="T1"><text:line-break/></text:span></text:span><text:span text:style-name="Absatz-Standardschriftart"><text:span text:style-name="T1">KPP_SUBROUTINE_LIST="$KPP_SUBROUTINE_LIST Update_RCONST k_3rd "</text:span></text:span><text:span text:style-name="Absatz-Standardschriftart"><text:span text:style-name="T1">, i.e.</text:span></text:span><text:span text:style-name="Absatz-Standardschriftart"><text:span text:style-name="T1"><text:line-break/></text:span></text:span><text:span text:style-name="Absatz-Standardschriftart"><text:span text:style-name="T1">KPP_SUBROUTINE_LIST="$KPP_SUBROUTINE_LIST Update_RCONST k_3rd </text:span></text:span><text:span text:style-name="Absatz-Standardschriftart"><text:span text:style-name="T2">ARR2</text:span></text:span><text:span text:style-name="Absatz-Standardschriftart"><text:span text:style-name="T1">"</text:span></text:span></text:p>
      <text:p text:style-name="P10">(This makes kp4 add ARR2 to the list of subroutines to be processed, which is named KPP_SUBROUTIME_LIST)</text:p>
      <text:p text:style-name="Standard"><text:span text:style-name="Absatz-Standardschriftart"><text:span text:style-name="T2">Important</text:span></text:span><text:span text:style-name="Absatz-Standardschriftart"><text:span text:style-name="T1">: Within kpp/util/UserRateLaws.f90 the effective code lines of the subroutine must be the </text:span></text:span><text:span text:style-name="Absatz-Standardschriftart"><text:span text:style-name="T2">after</text:span></text:span><text:span text:style-name="Absatz-Standardschriftart"><text:span text:style-name="T1"> any comment lines (otherwise kpp creates a memory fault).</text:span></text:span></text:p>
      <text:p text:style-name="P10"/>
      <text:p text:style-name="P11">2) About the type of rate ‘constants’.</text:p>
      <text:p text:style-name="Standard"><text:span text:style-name="Absatz-Standardschriftart"><text:span text:style-name="T1">Rate constants in </text:span></text:span><text:span text:style-name="Absatz-Standardschriftart"><text:span text:style-name="T4">mech</text:span></text:span><text:span text:style-name="Absatz-Standardschriftart"><text:span text:style-name="T1">.eqn </text:span></text:span><text:span text:style-name="Absatz-Standardschriftart"><text:span text:style-name="T1">(</text:span></text:span><text:span text:style-name="Absatz-Standardschriftart"><text:span text:style-name="T4">m</text:span></text:span><text:span text:style-name="Absatz-Standardschriftart"><text:span text:style-name="T4">ech</text:span></text:span><text:span text:style-name="Absatz-Standardschriftart"><text:span text:style-name="T1"> stand for any name of a mechanism) </text:span></text:span><text:span text:style-name="Absatz-Standardschriftart"><text:span text:style-name="T1">are handled differently, depending whether the</text:span></text:span><text:span text:style-name="Absatz-Standardschriftart"><text:span text:style-name="T1">y</text:span></text:span><text:span text:style-name="Absatz-Standardschriftart"><text:span text:style-name="T1"> are simple numbers or not. </text:span></text:span></text:p>
      <text:p text:style-name="P10">In kpp/src/scanner.c there are three types of rates distinguished in StoreEquationRate (lines 578 ff): NUMBER, EXPRESION, and PHOTO.</text:p>
      <text:p text:style-name="P10">NUMBER is clear. If rate is a number, then it is put to the initialization as a ‘constant rate coefficient’. </text:p>
      <text:p text:style-name="P10">If the rate in mech.eqn includes anything which is different from a number (like brackets, _dp, or anything else), then the rate is of type EXPRESION. This type of rates is put into UpdateRconst.</text:p>
      <text:p text:style-name="Standard"><text:soft-page-break/><text:span text:style-name="Absatz-Standardschriftart"><text:span text:style-name="T1">PHOTO is identified by</text:span></text:span><text:span text:style-name="Absatz-Standardschriftart"><text:span text:style-name="T1"> the occurrence of ‘hv’ in the reaction rate</text:span></text:span><text:span text:style-name="Absatz-Standardschriftart"><text:span text:style-name="T1"> equations in </text:span></text:span><text:span text:style-name="Absatz-Standardschriftart"><text:span text:style-name="T4">mech</text:span></text:span><text:span text:style-name="Absatz-Standardschriftart"><text:span text:style-name="T1">.eqn</text:span></text:span><text:span text:style-name="Absatz-Standardschriftart"><text:span text:style-name="T1">: </text:span></text:span><text:span text:style-name="Absatz-Standardschriftart"><text:span text:style-name="T1"><text:s text:c="2"/>if(EqNoCase(spname,"HV")) isPhoto = 1;</text:span></text:span><text:span text:style-name="Absatz-Standardschriftart"><text:span text:style-name="T1"> </text:span></text:span><text:span text:style-name="Absatz-Standardschriftart"><text:span text:style-name="T1">with</text:span></text:span><text:span text:style-name="Absatz-Standardschriftart"><text:span text:style-name="T1">in scanner.c (line 692). </text:span></text:span></text:p>
      <text:p text:style-name="P10">Appending _dp (which is requested by the PALM team) at the end of each number makes a number to an expression and the rate is put into SUBROUTINE UpdateRconst (which is what we want anyway).</text:p>
      <text:p text:style-name="P11">3) The Update_Rconst calls issue</text:p>
      <text:p text:style-name="P10">As the Box version of KPP generated code can also run for several dates, an updating of the rate constants is necessary. However, this is not required, when just a time step of a dynamical model must be covered. Then it is only necessary to call Update_Rconst only once at the beginning of each time step. <text:s/>Furthermore, Update_SUN is not necessary as Photolysis will be calculated outside of the chemistry module. </text:p>
      <text:p text:style-name="P10">Changes in kp4/src/fortran_file.C:</text:p>
      <text:p text:style-name="P8">// <text:s/>Update_RCONST has only to be called once per outer timeloop in KPP_FOR_PALM</text:p>
      <text:p text:style-name="P8">// <text:s/>RFo: Originally this was "Update_RCONST()", but due to extra blanks added by kp4 this was not recognized any more</text:p>
      <text:p text:style-name="P8"/>
      <text:p text:style-name="P8"><text:s text:c="4"/>if(ip-&gt;get_token(0) == "CALL" &amp;&amp; ip-&gt;get_token(1) == "Update_RCONST" ) {</text:p>
      <text:p text:style-name="P8"><text:s text:c="4"/>cout &lt;&lt; "Hier CALL <text:s text:c="3"/>" &lt;&lt; lo_line &lt;&lt; endl;</text:p>
      <text:p text:style-name="P8"><text:s text:c="6"/>lo_line.insert(0,"!DELETE ");</text:p>
      <text:p text:style-name="P8"><text:s text:c="4"/>cout &lt;&lt; lo_line &lt;&lt; endl;</text:p>
      <text:p text:style-name="P8"><text:s text:c="4"/>}</text:p>
      <text:p text:style-name="P8"/>
      <text:p text:style-name="P8">// <text:s/>Update_SUN must not be called within in KPP_FOR_PALM</text:p>
      <text:p text:style-name="P8"/>
      <text:p text:style-name="P8"><text:s text:c="4"/>if(ip-&gt;get_token(0) == "CALL" &amp;&amp; ip-&gt;get_token(1) == "Update_SUN" ) {</text:p>
      <text:p text:style-name="P8"><text:s text:c="4"/>cout &lt;&lt; "Hier CALL <text:s text:c="3"/>" &lt;&lt; lo_line &lt;&lt; endl;</text:p>
      <text:p text:style-name="P8"><text:s text:c="6"/>lo_line.insert(0,"!DELETE ");</text:p>
      <text:p text:style-name="P8"><text:s text:c="4"/>cout &lt;&lt; lo_line &lt;&lt; endl;</text:p>
      <text:p text:style-name="P8"><text:s text:c="4"/>}</text:p>
      <text:p text:style-name="P10"/>
      <text:p text:style-name="P10">The initial call of Update_Rconst is introduced in kp4/src/create_kpp_module.C by:</text:p>
      <text:p text:style-name="P8">kppi.add_line(" <text:s text:c="3"/>CALL update_rconst <text:s text:c="42"/>");</text:p>
      <text:p text:style-name="P10"/>
      <text:p text:style-name="Standard"><text:span text:style-name="Absatz-Standardschriftart"><text:span text:style-name="T2">4) Modifications for photolysis</text:span></text:span><text:span text:style-name="Absatz-Standardschriftart"><text:span text:style-name="T2"><text:line-break/></text:span></text:span></text:p>
      <text:p text:style-name="Standard"><text:span text:style-name="Absatz-Standardschriftart"><text:span text:style-name="T1">create_kpp_module.C: </text:span></text:span><text:span text:style-name="Absatz-Standardschriftart"><text:span text:style-name="T1"><text:line-break/></text:span></text:span><text:span text:style-name="Absatz-Standardschriftart"><text:span text:style-name="T1">Sine a</text:span></text:span><text:span text:style-name="Absatz-Standardschriftart"><text:span text:style-name="T1">dditional lines after </text:span></text:span><text:span text:style-name="Absatz-Standardschriftart"><text:span text:style-name="T15">void create_kpp_module::create_kpp_integrate()</text:span></text:span></text:p>
      <text:p text:style-name="Standard"><text:span text:style-name="Absatz-Standardschriftart"><text:span text:style-name="T1">See comparison with </text:span></text:span><text:span text:style-name="Absatz-Standardschriftart"><text:span text:style-name="T1">create_kpp_module.C_orig</text:span></text:span></text:p>
      <text:p text:style-name="P10">Specification of indices for the photolyis frequencies and their names (which must match with the names of the available photolysis frequencies in kchem_photolysis.f90) are specified in kp4/def_MECH/kchem_kpp.kpp:</text:p>
      <text:p text:style-name="P8"><text:soft-page-break/>#INLINE F90_DATA</text:p>
      <text:p text:style-name="P8"><text:s text:c="2"/>! <text:s text:c="2"/>Declaration of global variables for photolysis from INLINE</text:p>
      <text:p text:style-name="P8"><text:s text:c="2"/>INTEGER, PARAMETER :: NPHOT = 2</text:p>
      <text:p text:style-name="P8"><text:s text:c="2"/>! <text:s text:c="2"/>phot Photolysis frequencies</text:p>
      <text:p text:style-name="P8"><text:s text:c="2"/>REAL(kind=dp) :: phot(NPHOT)</text:p>
      <text:p text:style-name="P8"/>
      <text:p text:style-name="P8"><text:s text:c="2"/>INTEGER, PARAMETER,PUBLIC :: j_NO2 = 1</text:p>
      <text:p text:style-name="P8"><text:s text:c="2"/>INTEGER, PARAMETER,PUBLIC :: j_rcho = 2</text:p>
      <text:p text:style-name="P8"/>
      <text:p text:style-name="P8"><text:s text:c="2"/>CHARACTER(LEN=15), PARAMETER, DIMENSION(NPHOT) :: PHOT_NAMES = <text:s/>(/ &amp;</text:p>
      <text:p text:style-name="P5"><text:span text:style-name="Absatz-Standardschriftart"><text:span text:style-name="T15"><text:s text:c="5"/></text:span></text:span><text:span text:style-name="Absatz-Standardschriftart"><text:span text:style-name="T16">'J_NO2 <text:s text:c="9"/>','J_RCHO <text:s text:c="8"/>'/)</text:span></text:span></text:p>
      <text:p text:style-name="P8">#ENDINLINE</text:p>
      <text:p text:style-name="P9">Perhaps, there is a better way (more automatic) how to specify the number and order of photolysis reactions. However, as the number and order of photolysis reactions depends on the mechanism, I think it is a good thing to include this in the directory, which describes the mechanism. </text:p>
      <text:p text:style-name="P5"><text:span text:style-name="Absatz-Standardschriftart"><text:span text:style-name="T11">The declaration </text:span></text:span><text:span text:style-name="Absatz-Standardschriftart"><text:span text:style-name="T12">REAL(kind=dp) :: phot(NPHOT)</text:span></text:span><text:span text:style-name="Absatz-Standardschriftart"><text:span text:style-name="T11"> does not fit here, as this does not depend on the mechanism, but I did not find a better place. </text:span></text:span></text:p>
      <text:p text:style-name="P10"/>
      <text:p text:style-name="P13">Note: def_smog includes now the new features, the original version is now in def_smog_old</text:p>
      <text:p text:style-name="Standard"><text:span text:style-name="Absatz-Standardschriftart"><text:span text:style-name="T1">New:</text:span></text:span><text:span text:style-name="Absatz-Standardschriftart"><text:span text:style-name="T1"><text:line-break/></text:span></text:span><text:span text:style-name="Absatz-Standardschriftart"><text:span text:style-name="T1">Source/kchem_photolysif.f90 </text:span></text:span><text:span text:style-name="Absatz-Standardschriftart"><text:span text:style-name="T11">(just a beginning)</text:span></text:span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="100%"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Absatz-Standardschriftart" style:family="tex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6LVL1" style:display-name="WW_CharLFO6LVL1" style:family="text">
      <style:text-properties style:font-name="Calibri" style:font-name-asian="Calibri" style:font-name-complex="Times New Roman"/>
    </style:style>
    <style:style style:name="WW_5f_CharLFO7LVL1" style:display-name="WW_CharLFO7LVL1" style:family="text">
      <style:text-properties style:font-name="Calibri" style:font-name-asian="Calibri" style:font-name-complex="Times New Roman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11LVL1" style:display-name="WW_CharLFO11LVL1" style:family="text">
      <style:text-properties fo:font-size="10pt" style:font-size-asian="10pt"/>
    </style:style>
    <style:style style:name="WW_5f_CharLFO11LVL2" style:display-name="WW_CharLFO11LVL2" style:family="text">
      <style:text-properties style:font-name="Courier New" fo:font-size="10pt" style:font-size-asian="10pt"/>
    </style:style>
    <style:style style:name="WW_5f_CharLFO11LVL3" style:display-name="WW_CharLFO11LVL3" style:family="text">
      <style:text-properties style:font-name="Wingdings" fo:font-size="10pt" style:font-size-asian="10pt"/>
    </style:style>
    <style:style style:name="WW_5f_CharLFO11LVL4" style:display-name="WW_CharLFO11LVL4" style:family="text">
      <style:text-properties style:font-name="Wingdings" fo:font-size="10pt" style:font-size-asian="10pt"/>
    </style:style>
    <style:style style:name="WW_5f_CharLFO11LVL5" style:display-name="WW_CharLFO11LVL5" style:family="text">
      <style:text-properties style:font-name="Wingdings" fo:font-size="10pt" style:font-size-asian="10pt"/>
    </style:style>
    <style:style style:name="WW_5f_CharLFO11LVL6" style:display-name="WW_CharLFO11LVL6" style:family="text">
      <style:text-properties style:font-name="Wingdings" fo:font-size="10pt" style:font-size-asian="10pt"/>
    </style:style>
    <style:style style:name="WW_5f_CharLFO11LVL7" style:display-name="WW_CharLFO11LVL7" style:family="text">
      <style:text-properties style:font-name="Wingdings" fo:font-size="10pt" style:font-size-asian="10pt"/>
    </style:style>
    <style:style style:name="WW_5f_CharLFO11LVL8" style:display-name="WW_CharLFO11LVL8" style:family="text">
      <style:text-properties style:font-name="Wingdings" fo:font-size="10pt" style:font-size-asian="10pt"/>
    </style:style>
    <style:style style:name="WW_5f_CharLFO11LVL9" style:display-name="WW_CharLFO11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Forkel, Renate</meta:initial-creator>
    <dc:creator>Forkel </dc:creator>
    <meta:creation-date>2017-08-31T14:40:00Z</meta:creation-date>
    <dc:date>2017-09-01T17:53:38</dc:date>
    <meta:editing-cycles>3</meta:editing-cycles>
    <meta:editing-duration>P0D</meta:editing-duration>
    <meta:document-statistic meta:table-count="0" meta:image-count="0" meta:object-count="0" meta:page-count="7" meta:paragraph-count="90" meta:word-count="1387" meta:character-count="6972" meta:non-whitespace-character-count="7805"/>
    <meta:template xlink:type="simple" xlink:actuate="onRequest" xlink:title="" xlink:href="Normal.dotm"/>
  </office:meta>
</office:document-meta>
</file>